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factoring the handling of dependencies within deptool</text:h>
      <text:h text:style-name="Heading_20_1" text:outline-level="1"/>
      <text:h text:style-name="Heading_20_3" text:outline-level="3">Dependency Class</text:h>
      <text:p text:style-name="Standard"/>
      <text:p text:style-name="Standard">Parses dependency strings, provides access to the project and subtype components of the dependency</text:p>
      <text:p text:style-name="Standard"/>
      <text:p text:style-name="Standard">Move parseDependency() to the Dependency class.</text:p>
      <text:p text:style-name="Standard"/>
      <text:h text:style-name="Heading_20_3" text:outline-level="3">Project Class</text:h>
      <text:p text:style-name="Standard"/>
      <text:p text:style-name="Standard">Hold the project source directory and provides access to the dependencies associated with a project. <text:s/>Holds a link back to the BuildState object for which it was constructed. <text:s/></text:p>
      <text:p text:style-name="Standard"/>
      <text:p text:style-name="Standard">Move srcDir() and readVCDeps() (rename to depList()) to the Project class. <text:s/>ReadVCDeps is altered to use the project srcDir() and cache its results in the project variable.</text:p>
      <text:p text:style-name="Standard"/>
      <text:p text:style-name="Standard">New methods are getStamp() which returns a stamp for a requested Dependency and stamp name, and lastInstall(), and lastBuild()</text:p>
      <text:p text:style-name="Standard"/>
      <text:h text:style-name="Heading_20_3" text:outline-level="3">Stamp Class</text:h>
      <text:p text:style-name="Standard"/>
      <text:p text:style-name="Standard">Tracks the state of a build stamp. <text:s/>Holds the build directory for the project and build subtype, an a link back to the BuildState object, and Project object for which it was constructed. <text:s/>Once constructed a stamp can determine whether it is up to date or not. <text:s/>All stamps are out of date if the object directory doesn't exist, if the stamp doesn't exist, or if the stamp is out of date relative to the install time of any of the project dependencies. <text:s/>If none of those are true, then the the 'build' stamp is checked against the project source directory. <text:s/>All other stamps are checked against the 'build' stamp for the same project.</text:p>
      <text:p text:style-name="Standard"/>
      <text:p text:style-name="Standard">BuildDir(), depBuildCheckOld() (renamed to buildCheckOld()), depBuildFindOld() (renamed to buildFindOld()), stampUpToDate(), and stamp() are all moved to the Stamp class, and modified to use the class variables instead of parameters. New methods are path(), exist(), and mtime() which isolate the need to stat files and find the file path for a stamp to a single location.</text:p>
      <text:p text:style-name="Standard"/>
      <text:h text:style-name="Heading_20_3" text:outline-level="3">BuildState Class</text:h>
      <text:p text:style-name="Standard"/>
      <text:p text:style-name="Standard">Tracks the overall state of a the project. <text:s/>It may contain any number of Projects and Stamps. <text:s/>It will construct Stamp objects when one is requested. <text:s/></text:p>
      <text:p text:style-name="Standard"/>
      <text:p text:style-name="Standard">BuildState provides the depWalk() method which activates a callback function pre_fn before entering <text:soft-page-break/>each project directory, and post_fn before exiting each directory. <text:s/>Each dependent project will be entered exactly once per subtype referenced by a dependency list of a project that depends on it. DepWalk can be called multiple times. <text:s/>On successive calls the walk will be started again from scratch.</text:p>
      <text:p text:style-name="Standard"/>
      <text:p text:style-name="Standard">DepWalk, depWalkRecursive, are moved to BuildState class and modified to use the class members. <text:s/></text:p>
      <text:p text:style-name="Standard"/>
      <text:p text:style-name="Standard">New methods are getProject() which returns the project for a Dependency, and getProjectStamp() which returns the Stamp for a Dependency and stamp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9-04-21T16:02:38</meta:creation-date>
    <dc:date>2009-04-21T16:34:29</dc:date>
    <meta:editing-cycles>1</meta:editing-cycles>
    <meta:editing-duration>PT14M40S</meta:editing-duration>
    <meta:user-defined meta:name="Info 1"/>
    <meta:user-defined meta:name="Info 2"/>
    <meta:user-defined meta:name="Info 3"/>
    <meta:user-defined meta:name="Info 4"/>
    <meta:document-statistic meta:table-count="0" meta:image-count="0" meta:object-count="0" meta:page-count="2" meta:paragraph-count="16" meta:word-count="404" meta:character-count="2533"/>
  </office:meta>
</office:document-meta>
</file>